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 Math" fo:font-size="16pt" style:text-underline-style="solid" style:text-underline-width="auto" style:text-underline-color="font-color" officeooo:rsid="0004d99a" officeooo:paragraph-rsid="0004d99a" style:font-size-asian="14pt" style:font-size-complex="16pt"/>
    </style:style>
    <style:style style:name="P2" style:family="paragraph" style:parent-style-name="Standard">
      <style:text-properties style:font-name="Cambria Math" fo:font-size="14pt" style:text-underline-style="none" fo:font-weight="bold" officeooo:rsid="0004d99a" officeooo:paragraph-rsid="0004d99a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Cambria Math" fo:font-size="12pt" style:text-underline-style="none" fo:font-weight="normal" officeooo:rsid="0004d99a" officeooo:paragraph-rsid="0004d99a" style:font-size-asian="10.5pt" style:font-weight-asian="normal" style:font-size-complex="12pt" style:font-weight-complex="normal"/>
    </style:style>
    <style:style style:name="P4" style:family="paragraph" style:parent-style-name="Text_20_body" style:list-style-name="L2">
      <style:text-properties style:font-name="Cambria Math" fo:font-size="12pt" style:text-underline-style="none" fo:font-weight="normal" officeooo:rsid="0004d99a" officeooo:paragraph-rsid="0004d99a" style:font-size-asian="10.5pt" style:font-weight-asian="normal" style:font-size-complex="12pt" style:font-weight-complex="normal"/>
    </style:style>
    <style:style style:name="P5" style:family="paragraph" style:parent-style-name="Text_20_body" style:list-style-name="L2">
      <style:text-properties officeooo:paragraph-rsid="0004d99a"/>
    </style:style>
    <style:style style:name="T1" style:family="text">
      <style:text-properties officeooo:rsid="0004d99a"/>
    </style:style>
    <style:style style:name="T2" style:family="text">
      <style:text-properties style:font-name="Cambria Math" fo:font-size="12pt" style:text-underline-style="none" fo:font-weight="normal" officeooo:rsid="0004d99a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log</text:p>
      <text:p text:style-name="P1"/>
      <text:p text:style-name="P2">Unification</text:p>
      <text:list xml:id="list2653245041" text:style-name="L2">
        <text:list-item>
          <text:p text:style-name="P5"><text:span text:style-name="T2">If term1 and term2 are constants, then term1 and term2 unify if and only if they are the same atom, or the same number. </text:span></text:p>
        </text:list-item>
        <text:list-item>
          <text:p text:style-name="P5">If term1 is a variable and term2 is any type of term, then term1 and term2 unify, and term1 is instantiated to term2 . Similarly, if term2 is a variable and term1 is any type of term, then term1 and term2 unify, and term2 is instantiated to term1 . (So if they are both variables, they’re both instantiated to each other, and we say that they share values.) </text:p>
        </text:list-item>
        <text:list-item>
          <text:p text:style-name="P5"><text:bookmark text:name="x16-23012x3"/>If term1 and term2 are complex terms, then they unify if and only if: </text:p>
          <text:list>
            <text:list-item>
              <text:p text:style-name="P5">They have the same functor and arity, and </text:p>
            </text:list-item>
            <text:list-item>
              <text:p text:style-name="P5"><text:bookmark text:name="x16-23016x2"/>all their corresponding arguments unify, and </text:p>
            </text:list-item>
            <text:list-item>
              <text:p text:style-name="P5"><text:bookmark text:name="x16-23018x3"/>the variable instantiations are compatible. (For example, it is not possible to instantiate variable X to mia when unifying one pair of arguments, and to instantiate X to vincent when unifying another pair of arguments .) </text:p>
            </text:list-item>
          </text:list>
        </text:list-item>
        <text:list-item>
          <text:p text:style-name="P4">Two terms unifiy if and only if it follows from the previous three clauses that they unify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4-01-22T00:44:03.896000000</dc:date>
    <meta:editing-duration>PT5M3S</meta:editing-duration>
    <meta:editing-cycles>3</meta:editing-cycles>
    <meta:document-statistic meta:table-count="0" meta:image-count="0" meta:object-count="0" meta:page-count="1" meta:paragraph-count="9" meta:word-count="182" meta:character-count="979" meta:non-whitespace-character-count="807"/>
  </office:meta>
</office:document-meta>
</file>